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 style:font-family-generic="roman"/>
    <style:font-face style:name="FreeSans1" svg:font-family="FreeSans" style:font-family-generic="swiss"/>
    <style:font-face style:name="Courier" svg:font-family="Courier" style:font-adornments="Regula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3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Варіант" style:family="table">
      <style:table-properties style:width="16.016cm" fo:margin-left="0cm" table:align="left"/>
    </style:style>
    <style:style style:name="Варіант.A" style:family="table-column">
      <style:table-column-properties style:column-width="3.704cm"/>
    </style:style>
    <style:style style:name="Варіант.B" style:family="table-column">
      <style:table-column-properties style:column-width="3.986cm"/>
    </style:style>
    <style:style style:name="Варіант.C" style:family="table-column">
      <style:table-column-properties style:column-width="2.999cm"/>
    </style:style>
    <style:style style:name="Варіант.D" style:family="table-column">
      <style:table-column-properties style:column-width="1.623cm"/>
    </style:style>
    <style:style style:name="Варіант.A1" style:family="table-cell">
      <style:table-cell-properties fo:padding="0.097cm" fo:border-left="0.05pt solid #000000" fo:border-right="none" fo:border-top="0.05pt solid #000000" fo:border-bottom="none"/>
    </style:style>
    <style:style style:name="Варіант.E1" style:family="table-cell">
      <style:table-cell-properties fo:padding="0.097cm" fo:border-left="0.05pt solid #000000" fo:border-right="0.05pt solid #000000" fo:border-top="0.05pt solid #000000" fo:border-bottom="none"/>
    </style:style>
    <style:style style:name="Варіант.A2" style:family="table-cell">
      <style:table-cell-properties fo:padding="0.097cm" fo:border-left="0.05pt solid #000000" fo:border-right="none" fo:border-top="none" fo:border-bottom="0.05pt solid #000000"/>
    </style:style>
    <style:style style:name="Варіант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6pt" fo:language="rue" fo:country="UA" officeooo:rsid="000d309d" officeooo:paragraph-rsid="000d309d" style:font-size-asian="16pt" style:font-size-complex="16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1" fo:font-size="14pt" fo:language="rue" fo:country="UA" style:text-underline-style="none" officeooo:rsid="000d309d" officeooo:paragraph-rsid="000d309d" style:font-size-asian="14pt" style:font-size-complex="14pt"/>
    </style:style>
    <style:style style:name="P4" style:family="paragraph" style:parent-style-name="Standard">
      <style:text-properties style:font-name="Times New Roman1" fo:font-size="14pt" fo:language="rue" fo:country="UA" officeooo:rsid="000d309d" officeooo:paragraph-rsid="000d309d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1" fo:font-size="14pt" fo:language="rue" fo:country="UA" officeooo:rsid="000d309d" officeooo:paragraph-rsid="000d309d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4pt" fo:language="rue" fo:country="UA" officeooo:rsid="000d309d" officeooo:paragraph-rsid="000d309d" style:font-size-asian="14pt" style:font-size-complex="14pt"/>
    </style:style>
    <style:style style:name="P7" style:family="paragraph" style:parent-style-name="Standard">
      <style:text-properties style:font-name="Times New Roman1" fo:language="rue" fo:country="UA" officeooo:rsid="000d309d" officeooo:paragraph-rsid="000d309d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/>
      <style:text-properties style:font-name="Times New Roman1" fo:font-size="14pt" fo:language="rue" fo:country="UA" officeooo:rsid="000d309d" officeooo:paragraph-rsid="000d309d" style:font-size-asian="14pt" style:font-size-complex="14pt"/>
    </style:style>
    <style:style style:name="P9" style:family="paragraph" style:parent-style-name="Standard">
      <loext:graphic-properties draw:fill="none"/>
      <style:paragraph-properties fo:margin-left="0cm" fo:margin-right="0cm" fo:line-height="150%" fo:text-indent="0cm" style:auto-text-indent="false"/>
      <style:text-properties style:font-name="Times New Roman1" fo:font-size="14pt" fo:language="rue" fo:country="UA" officeooo:rsid="000d309d" officeooo:paragraph-rsid="000d309d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0cm" style:auto-text-indent="false"/>
      <style:text-properties style:font-name="Times New Roman1" fo:font-size="14pt" fo:language="rue" fo:country="UA" officeooo:rsid="000d309d" officeooo:paragraph-rsid="000da2a1" style:font-size-asian="14pt" style:font-size-complex="14pt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/>
      <style:text-properties style:font-name="Times New Roman1" fo:font-size="14pt" fo:language="rue" fo:country="UA" officeooo:rsid="000d309d" officeooo:paragraph-rsid="000d309d" style:font-size-asian="14pt" style:font-size-complex="14pt"/>
    </style:style>
    <style:style style:name="P12" style:family="paragraph" style:parent-style-name="Standard" style:master-page-name="">
      <loext:graphic-properties draw:fill="none"/>
      <style:paragraph-properties fo:margin-left="0cm" fo:margin-right="0cm" fo:line-height="150%" fo:text-indent="0cm" style:auto-text-indent="false" style:page-number="auto"/>
      <style:text-properties style:font-name="Times New Roman1" fo:font-size="14pt" fo:language="rue" fo:country="UA" officeooo:rsid="000d309d" officeooo:paragraph-rsid="000d309d" style:font-size-asian="14pt" style:font-size-complex="14pt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style:font-name="Times New Roman1" fo:font-size="14pt" fo:language="uk" fo:country="UA" style:font-size-asian="14pt" style:font-name-complex="Times New Roman3" style:font-size-complex="14pt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0567667" officeooo:paragraph-rsid="00567667"/>
    </style:style>
    <style:style style:name="P15" style:family="paragraph" style:parent-style-name="Text_20_body">
      <style:text-properties officeooo:rsid="00162907" officeooo:paragraph-rsid="00162907"/>
    </style:style>
    <style:style style:name="P16" style:family="paragraph" style:parent-style-name="Text_20_body">
      <style:text-properties style:font-name="Times New Roman1" fo:font-size="14pt" fo:language="uk" fo:country="UA" style:font-size-asian="14pt" style:font-name-complex="Times New Roman3" style:font-size-complex="14pt"/>
    </style:style>
    <style:style style:name="P17" style:family="paragraph" style:parent-style-name="Text_20_body">
      <style:text-properties style:font-name="Times New Roman1" fo:font-size="14pt" fo:language="uk" fo:country="UA" officeooo:rsid="0024404d" officeooo:paragraph-rsid="0024404d" style:font-size-asian="14pt" style:font-name-complex="Times New Roman3" style:font-size-complex="14pt"/>
    </style:style>
    <style:style style:name="P18" style:family="paragraph" style:parent-style-name="Text_20_body">
      <style:text-properties style:font-name="Times New Roman1" fo:font-size="14pt" fo:language="uk" fo:country="UA" officeooo:rsid="00276e42" officeooo:paragraph-rsid="00276e42" style:font-size-asian="14pt" style:font-name-complex="Times New Roman3" style:font-size-complex="14pt"/>
    </style:style>
    <style:style style:name="P19" style:family="paragraph" style:parent-style-name="Text_20_body">
      <style:text-properties officeooo:rsid="002cf19f" officeooo:paragraph-rsid="002cf19f"/>
    </style:style>
    <style:style style:name="P20" style:family="paragraph" style:parent-style-name="Text_20_body">
      <style:text-properties fo:font-style="normal" officeooo:rsid="003eace2" officeooo:paragraph-rsid="003eace2" style:font-style-asian="normal" style:font-style-complex="normal"/>
    </style:style>
    <style:style style:name="P21" style:family="paragraph" style:parent-style-name="Text_20_body">
      <style:text-properties fo:font-style="normal" officeooo:rsid="00401bd9" officeooo:paragraph-rsid="00401bd9" style:font-style-asian="normal" style:font-style-complex="normal"/>
    </style:style>
    <style:style style:name="P22" style:family="paragraph" style:parent-style-name="Text_20_body">
      <style:text-properties fo:font-style="normal" officeooo:rsid="00420f4f" officeooo:paragraph-rsid="00420f4f" style:font-style-asian="normal" style:font-style-complex="normal"/>
    </style:style>
    <style:style style:name="P23" style:family="paragraph" style:parent-style-name="Text_20_body">
      <style:text-properties fo:font-style="normal" officeooo:rsid="0045cbf7" officeooo:paragraph-rsid="0045cbf7" style:font-style-asian="normal" style:font-style-complex="normal"/>
    </style:style>
    <style:style style:name="P24" style:family="paragraph" style:parent-style-name="Text_20_body">
      <style:text-properties fo:font-style="normal" officeooo:rsid="00465980" officeooo:paragraph-rsid="00465980" style:font-style-asian="normal" style:font-style-complex="normal"/>
    </style:style>
    <style:style style:name="P25" style:family="paragraph" style:parent-style-name="Text_20_body">
      <style:text-properties officeooo:rsid="0047cc9e" officeooo:paragraph-rsid="0047cc9e"/>
    </style:style>
    <style:style style:name="P26" style:family="paragraph" style:parent-style-name="Text_20_body">
      <style:text-properties officeooo:paragraph-rsid="0047cc9e"/>
    </style:style>
    <style:style style:name="P27" style:family="paragraph" style:parent-style-name="Text_20_body">
      <style:text-properties officeooo:rsid="004da7b8" officeooo:paragraph-rsid="004da7b8"/>
    </style:style>
    <style:style style:name="P28" style:family="paragraph" style:parent-style-name="Text_20_body">
      <style:text-properties officeooo:rsid="0024404d" officeooo:paragraph-rsid="0024404d"/>
    </style:style>
    <style:style style:name="P29" style:family="paragraph" style:parent-style-name="Text_20_body">
      <style:text-properties officeooo:paragraph-rsid="00567667"/>
    </style:style>
    <style:style style:name="P30" style:family="paragraph" style:parent-style-name="Text_20_body">
      <style:text-properties fo:language="uk" fo:country="UA" officeooo:rsid="0047cc9e" officeooo:paragraph-rsid="0047cc9e"/>
    </style:style>
    <style:style style:name="P31" style:family="paragraph" style:parent-style-name="Text_20_body">
      <style:text-properties fo:language="uk" fo:country="UA" officeooo:rsid="00509502" officeooo:paragraph-rsid="00525fac" style:font-name-complex="Times New Roman3"/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5" style:family="paragraph" style:parent-style-name="Table_20_Contents">
      <style:paragraph-properties fo:text-align="justify" style:justify-single-word="false"/>
      <style:text-properties style:font-name="Times New Roman1" fo:font-size="14pt" officeooo:rsid="004b714b" officeooo:paragraph-rsid="004b714b" style:font-size-asian="14pt" style:font-name-complex="Times New Roman3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1" fo:font-size="14pt" officeooo:rsid="004b714b" officeooo:paragraph-rsid="004b714b" style:font-size-asian="14pt" style:font-name-complex="Times New Roman3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1" fo:font-size="14pt" style:font-size-asian="14pt" style:font-name-complex="Times New Roman3" style:font-size-complex="14pt"/>
    </style:style>
    <style:style style:name="P38" style:family="paragraph" style:parent-style-name="Code">
      <style:text-properties fo:language="uk" fo:country="UA" officeooo:paragraph-rsid="004de8b9" style:font-name-complex="Times New Roman3"/>
    </style:style>
    <style:style style:name="P39" style:family="paragraph" style:parent-style-name="Code">
      <style:text-properties fo:language="uk" fo:country="UA" officeooo:rsid="004e9e8c" officeooo:paragraph-rsid="004e9e8c" style:font-name-complex="Times New Roman3"/>
    </style:style>
    <style:style style:name="P40" style:family="paragraph" style:parent-style-name="Code">
      <style:text-properties fo:language="uk" fo:country="UA" officeooo:rsid="004de8b9" officeooo:paragraph-rsid="004de8b9" style:font-name-complex="Times New Roman3"/>
    </style:style>
    <style:style style:name="P41" style:family="paragraph" style:parent-style-name="Code">
      <style:text-properties fo:language="uk" fo:country="UA" officeooo:rsid="005e8ae6" officeooo:paragraph-rsid="005e8ae6" style:font-name-complex="Times New Roman3"/>
    </style:style>
    <style:style style:name="P42" style:family="paragraph" style:parent-style-name="Code">
      <style:text-properties fo:font-size="8pt" officeooo:rsid="00567667" officeooo:paragraph-rsid="00567667" style:font-size-asian="8pt" style:font-size-complex="8pt"/>
    </style:style>
    <style:style style:name="P43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1" fo:font-size="16pt" fo:language="rue" fo:country="UA" officeooo:rsid="000d309d" officeooo:paragraph-rsid="000d309d" style:font-size-asian="16pt" style:font-size-complex="16pt"/>
    </style:style>
    <style:style style:name="P44" style:family="paragraph" style:parent-style-name="Standard">
      <style:paragraph-properties fo:text-align="center" style:justify-single-word="false"/>
      <style:text-properties style:font-name="Times New Roman1" fo:font-size="16pt" fo:language="rue" fo:country="UA" officeooo:rsid="0060ca96" officeooo:paragraph-rsid="0060ca96" style:font-size-asian="16pt" style:font-size-complex="16pt"/>
    </style:style>
    <style:style style:name="P45" style:family="paragraph" style:parent-style-name="Text_20_body" style:list-style-name="L1"/>
    <style:style style:name="P46" style:family="paragraph" style:parent-style-name="Text_20_body" style:list-style-name="L1">
      <style:text-properties style:font-name="Times New Roman1" fo:font-size="14pt" fo:language="uk" fo:country="UA" style:font-size-asian="14pt" style:font-name-complex="Times New Roman3" style:font-size-complex="14pt"/>
    </style:style>
    <style:style style:name="P47" style:family="paragraph" style:parent-style-name="Text_20_body">
      <style:text-properties fo:language="uk" fo:country="UA" officeooo:rsid="00509502" officeooo:paragraph-rsid="00509502" style:font-name-complex="Times New Roman3"/>
    </style:style>
    <style:style style:name="P48" style:family="paragraph" style:parent-style-name="Text_20_body" style:list-style-name="L2">
      <style:text-properties officeooo:rsid="00591507" officeooo:paragraph-rsid="00591507"/>
    </style:style>
    <style:style style:name="P49" style:family="paragraph" style:parent-style-name="Heading_20_1">
      <style:paragraph-properties fo:break-before="page"/>
      <style:text-properties officeooo:rsid="00127236" officeooo:paragraph-rsid="00127236"/>
    </style:style>
    <style:style style:name="P50" style:family="paragraph" style:parent-style-name="Heading_20_1">
      <style:paragraph-properties fo:break-before="page"/>
      <style:text-properties officeooo:rsid="00162907" officeooo:paragraph-rsid="00162907"/>
    </style:style>
    <style:style style:name="P51" style:family="paragraph" style:parent-style-name="Heading_20_1">
      <style:paragraph-properties fo:break-before="page"/>
      <style:text-properties officeooo:rsid="001fdd80" officeooo:paragraph-rsid="001fdd80"/>
    </style:style>
    <style:style style:name="P52" style:family="paragraph" style:parent-style-name="Heading_20_1">
      <style:paragraph-properties fo:break-before="page"/>
      <style:text-properties style:font-name="Times New Roman1" fo:font-size="14pt" fo:language="uk" fo:country="UA" officeooo:rsid="0024404d" officeooo:paragraph-rsid="0024404d" style:font-size-asian="14pt" style:font-name-complex="Times New Roman3" style:font-size-complex="14pt"/>
    </style:style>
    <style:style style:name="P53" style:family="paragraph" style:parent-style-name="Heading_20_1">
      <style:paragraph-properties fo:break-before="page"/>
      <style:text-properties style:font-name="Times New Roman1" fo:font-size="14pt" fo:language="uk" fo:country="UA" officeooo:rsid="00276e42" officeooo:paragraph-rsid="00276e42" style:font-size-asian="14pt" style:font-name-complex="Times New Roman3" style:font-size-complex="14pt"/>
    </style:style>
    <style:style style:name="P54" style:family="paragraph" style:parent-style-name="Heading_20_1">
      <style:paragraph-properties fo:break-before="page"/>
      <style:text-properties fo:language="uk" fo:country="UA" officeooo:rsid="002cf19f" officeooo:paragraph-rsid="002cf19f" style:font-name-complex="Times New Roman3"/>
    </style:style>
    <style:style style:name="P55" style:family="paragraph" style:parent-style-name="Heading_20_1">
      <style:paragraph-properties fo:break-before="page"/>
      <style:text-properties officeooo:rsid="00373328" officeooo:paragraph-rsid="00373328"/>
    </style:style>
    <style:style style:name="P56" style:family="paragraph" style:parent-style-name="Heading_20_1">
      <style:paragraph-properties fo:break-before="page"/>
      <style:text-properties officeooo:rsid="00567667" officeooo:paragraph-rsid="00567667"/>
    </style:style>
    <style:style style:name="P57" style:family="paragraph" style:parent-style-name="Heading_20_1" style:master-page-name="Endnote">
      <style:paragraph-properties style:page-number="auto"/>
      <style:text-properties officeooo:rsid="00127236" officeooo:paragraph-rsid="00127236"/>
    </style:style>
    <style:style style:name="P58" style:family="paragraph" style:parent-style-name="Heading_20_2">
      <style:text-properties officeooo:rsid="00401bd9" officeooo:paragraph-rsid="00401bd9"/>
    </style:style>
    <style:style style:name="P59" style:family="paragraph" style:parent-style-name="Heading_20_2">
      <style:text-properties officeooo:rsid="0047cc9e" officeooo:paragraph-rsid="0047cc9e"/>
    </style:style>
    <style:style style:name="P60" style:family="paragraph" style:parent-style-name="Heading_20_2">
      <style:text-properties officeooo:paragraph-rsid="0047cc9e"/>
    </style:style>
    <style:style style:name="P61" style:family="paragraph" style:parent-style-name="Heading_20_2">
      <style:text-properties officeooo:rsid="00506c01" officeooo:paragraph-rsid="00506c01"/>
    </style:style>
    <style:style style:name="P62" style:family="paragraph" style:parent-style-name="Heading_20_2">
      <style:paragraph-properties fo:break-before="page"/>
      <style:text-properties style:font-name="Times New Roman1" fo:font-size="14pt" fo:language="uk" fo:country="UA" officeooo:rsid="002a4809" officeooo:paragraph-rsid="002a4809" style:font-size-asian="14pt" style:font-name-complex="Times New Roman3" style:font-size-complex="14pt"/>
    </style:style>
    <style:style style:name="P63" style:family="paragraph" style:parent-style-name="Frame_20_contents">
      <style:text-properties officeooo:paragraph-rsid="005c2892"/>
    </style:style>
    <style:style style:name="P64" style:family="paragraph" style:parent-style-name="Frame_20_contents">
      <style:paragraph-properties fo:text-align="center" style:justify-single-word="false"/>
      <style:text-properties officeooo:paragraph-rsid="005c2892"/>
    </style:style>
    <style:style style:name="P65" style:family="paragraph">
      <loext:graphic-properties draw:fill="none" draw:fill-color="#ffffff"/>
    </style:style>
    <style:style style:name="P66" style:family="paragraph">
      <loext:graphic-properties draw:fill="none"/>
    </style:style>
    <style:style style:name="P67" style:family="paragraph">
      <loext:graphic-properties draw:fill="none"/>
      <style:paragraph-properties fo:text-align="center"/>
    </style:style>
    <style:style style:name="P68" style:family="paragraph">
      <style:paragraph-properties fo:text-align="center"/>
    </style:style>
    <style:style style:name="T1" style:family="text">
      <style:text-properties officeooo:rsid="000da2a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b25ef"/>
    </style:style>
    <style:style style:name="T4" style:family="text">
      <style:text-properties style:font-name="Times New Roman1" fo:font-size="14pt" fo:language="uk" fo:country="UA" style:font-size-asian="14pt" style:font-name-complex="Times New Roman3" style:font-size-complex="14pt"/>
    </style:style>
    <style:style style:name="T5" style:family="text">
      <style:text-properties style:font-name="Times New Roman1" fo:font-size="14pt" fo:language="uk" fo:country="UA" officeooo:rsid="0025ada2" style:font-size-asian="14pt" style:font-name-complex="Times New Roman3" style:font-size-complex="14pt"/>
    </style:style>
    <style:style style:name="T6" style:family="text">
      <style:text-properties style:font-name="Times New Roman1" fo:font-size="14pt" fo:language="uk" fo:country="UA" officeooo:rsid="002bf4cd" style:font-size-asian="14pt" style:font-name-complex="Times New Roman3" style:font-size-complex="14pt"/>
    </style:style>
    <style:style style:name="T7" style:family="text">
      <style:text-properties style:font-name="Times New Roman1" fo:font-size="14pt" fo:language="uk" fo:country="UA" officeooo:rsid="002fd82f" style:font-size-asian="14pt" style:font-name-complex="Times New Roman3" style:font-size-complex="14pt"/>
    </style:style>
    <style:style style:name="T8" style:family="text">
      <style:text-properties style:font-name="Times New Roman1" fo:font-size="14pt" fo:language="uk" fo:country="UA" officeooo:rsid="004b0700" style:font-size-asian="14pt" style:font-name-complex="Times New Roman3" style:font-size-complex="14pt"/>
    </style:style>
    <style:style style:name="T9" style:family="text">
      <style:text-properties style:font-name="Times New Roman1" fo:font-size="14pt" fo:language="uk" fo:country="UA" officeooo:rsid="004d26a8" style:font-size-asian="14pt" style:font-name-complex="Times New Roman3" style:font-size-complex="14pt"/>
    </style:style>
    <style:style style:name="T10" style:family="text">
      <style:text-properties style:font-name="Times New Roman1" fo:font-size="14pt" fo:language="uk" fo:country="UA" officeooo:rsid="004de8b9" style:font-size-asian="14pt" style:font-name-complex="Times New Roman3" style:font-size-complex="14pt"/>
    </style:style>
    <style:style style:name="T11" style:family="text">
      <style:text-properties style:font-name="Times New Roman1" fo:font-size="14pt" fo:language="uk" fo:country="UA" style:font-name-asian="DejaVu Sans" style:font-size-asian="14pt" style:font-name-complex="Times New Roman3" style:font-size-complex="14pt"/>
    </style:style>
    <style:style style:name="T12" style:family="text">
      <style:text-properties style:font-name="Times New Roman1" fo:font-size="14pt" style:font-size-asian="14pt" style:font-name-complex="Times New Roman3" style:font-size-complex="14pt"/>
    </style:style>
    <style:style style:name="T13" style:family="text">
      <style:text-properties style:font-name="Times New Roman1" fo:font-size="10pt" officeooo:rsid="005c2892" style:font-size-asian="10pt" style:font-size-complex="10pt"/>
    </style:style>
    <style:style style:name="T14" style:family="text">
      <style:text-properties style:font-name="Times New Roman1" fo:font-size="8pt" officeooo:rsid="005c2892" style:font-size-asian="7pt" style:font-size-complex="8pt"/>
    </style:style>
    <style:style style:name="T15" style:family="text">
      <style:text-properties fo:language="uk" fo:country="UA"/>
    </style:style>
    <style:style style:name="T16" style:family="text">
      <style:text-properties fo:language="uk" fo:country="UA" officeooo:rsid="0047cc9e"/>
    </style:style>
    <style:style style:name="T17" style:family="text">
      <style:text-properties fo:language="uk" fo:country="UA" officeooo:rsid="0048fb54"/>
    </style:style>
    <style:style style:name="T18" style:family="text">
      <style:text-properties officeooo:rsid="00373328"/>
    </style:style>
    <style:style style:name="T19" style:family="text">
      <style:text-properties officeooo:rsid="003cfeed"/>
    </style:style>
    <style:style style:name="T20" style:family="text">
      <style:text-properties officeooo:rsid="0040a308"/>
    </style:style>
    <style:style style:name="T21" style:family="text">
      <style:text-properties officeooo:rsid="0047cc9e"/>
    </style:style>
    <style:style style:name="T22" style:family="text">
      <style:text-properties officeooo:rsid="004d26a8"/>
    </style:style>
    <style:style style:name="T23" style:family="text">
      <style:text-properties officeooo:rsid="005452b2"/>
    </style:style>
    <style:style style:name="T24" style:family="text">
      <style:text-properties style:font-name="Times New Roman2" fo:font-size="14pt" fo:language="uk" fo:country="UA" style:font-name-asian="Times New Roman2" style:font-size-asian="14pt" style:font-name-complex="Times New Roman2" style:font-size-complex="14pt"/>
    </style:style>
    <style:style style:name="T25" style:family="text">
      <style:text-properties officeooo:rsid="0056f76f"/>
    </style:style>
    <style:style style:name="T26" style:family="text">
      <style:text-properties style:font-name="Courier New" fo:font-size="8pt" officeooo:rsid="005c2892" style:font-size-asian="8pt" style:font-size-complex="8pt"/>
    </style:style>
    <style:style style:name="T27" style:family="text">
      <style:text-properties officeooo:rsid="005c2892"/>
    </style:style>
    <style:style style:name="T28" style:family="text">
      <style:text-properties officeooo:rsid="0060ca9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>
          <style:column style:rel-width="4879*" fo:start-indent="0cm" fo:end-indent="0cm"/>
          <style:column style:rel-width="4759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OLE">
      <style:graphic-properties svg:stroke-color="#000000" draw:marker-start="" draw:fill="none" draw:fill-color="#ffffff" draw:textarea-horizontal-align="justify" draw:textarea-vertical-align="middle" draw:auto-grow-height="false" fo:min-height="0.951cm" fo:min-width="3.7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OLE">
      <style:graphic-properties svg:stroke-color="#000000" draw:fill="none" draw:textarea-horizontal-align="justify" draw:textarea-vertical-align="middle" draw:auto-grow-height="false" fo:min-height="0.702cm" fo:min-width="1.7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OLE">
      <style:graphic-properties svg:stroke-color="#000000" draw:fill="none" draw:textarea-horizontal-align="justify" draw:textarea-vertical-align="middle" draw:auto-grow-height="false" fo:min-height="1.184cm" fo:min-width="3.6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OLE">
      <style:graphic-properties svg:stroke-color="#000000" draw:fill="none" draw:textarea-horizontal-align="justify" draw:textarea-vertical-align="middle" draw:auto-grow-height="false" fo:min-height="1.774cm" fo:min-width="2.3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OLE">
      <style:graphic-properties svg:stroke-color="#000000" draw:fill="none" draw:textarea-horizontal-align="justify" draw:textarea-vertical-align="middle" draw:auto-grow-height="false" fo:min-height="1.184cm" fo:min-width="3.672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МIНIСТЕРСТВО ОСВIТИ I НАУКИ УКРАЇНИ</text:p>
      <text:p text:style-name="P2">НАЦIОНАЛЬНИЙ ТЕХНIЧНИЙ УНIВЕРСИТЕТ УКРАЇНИ</text:p>
      <text:p text:style-name="P2">«КИЇВСЬКИЙ ПОЛIТЕХНIЧНИЙ IНСТИТУТ»</text:p>
      <text:p text:style-name="P3">Кафедра прикладної математики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4">ДИФЕРЕНЦІАЛЬНІ РІВНЯННЯ</text:p>
      <text:p text:style-name="P4"/>
      <text:p text:style-name="P5">Звiт iз лабораторної роботи №<text:span text:style-name="T28">3</text:span></text:p>
      <text:p text:style-name="P5">з дисциплiни:</text:p>
      <text:p text:style-name="P5">«<text:span text:style-name="T1">Програмне забезпечення ЕОМ</text:span>»</text:p>
      <text:p text:style-name="P11"/>
      <text:p text:style-name="P8"/>
      <text:p text:style-name="P8"/>
      <text:p text:style-name="P8"/>
      <text:p text:style-name="P8"/>
      <text:p text:style-name="P8"/>
      <text:p text:style-name="P8"/>
      <text:p text:style-name="P9"/>
      <text:section text:style-name="Sect1" text:name="Section1">
        <text:p text:style-name="P12">Виконав: МОСКАЛЬ О. М.</text:p>
        <text:p text:style-name="P9">Група: КМ-23</text:p>
        <text:p text:style-name="P10">Керiвник:</text:p>
        <text:p text:style-name="P10"><text:span text:style-name="T1">КОВАЛЬЧУК-ХІМЮК</text:span> <text:span text:style-name="T1">Л</text:span>.<text:span text:style-name="T1">О</text:span>.</text:p>
      </text:section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Київ — 2015</text:p>
      <text:table-of-content text:style-name="Sect2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32">зміст</text:p>
          </text:index-title>
          <text:p text:style-name="P34"><text:a xlink:type="simple" xlink:href="#__RefHeading___Toc114_1634716093" text:style-name="Index_20_Link" text:visited-style-name="Index_20_Link">Вступ<text:tab/>3</text:a></text:p>
          <text:p text:style-name="P34"><text:a xlink:type="simple" xlink:href="#__RefHeading___Toc697_318592874" text:style-name="Index_20_Link" text:visited-style-name="Index_20_Link">1 Опис методу<text:tab/>4</text:a></text:p>
          <text:p text:style-name="P33"><text:a xlink:type="simple" xlink:href="#__RefHeading___Toc875_1004602867" text:style-name="Index_20_Link" text:visited-style-name="Index_20_Link">1.1 Метод трапецій<text:tab/>4</text:a></text:p>
          <text:p text:style-name="P33"><text:a xlink:type="simple" xlink:href="#__RefHeading___Toc877_1004602867" text:style-name="Index_20_Link" text:visited-style-name="Index_20_Link">1.2 Схема обчислення похідної<text:tab/>5</text:a></text:p>
          <text:p text:style-name="P34"><text:a xlink:type="simple" xlink:href="#__RefHeading___Toc699_318592874" text:style-name="Index_20_Link" text:visited-style-name="Index_20_Link">2 Порядок виконання роботи<text:tab/>6</text:a></text:p>
          <text:p text:style-name="P34"><text:a xlink:type="simple" xlink:href="#__RefHeading___Toc701_318592874" text:style-name="Index_20_Link" text:visited-style-name="Index_20_Link">3 варіант завдання<text:tab/>7</text:a></text:p>
          <text:p text:style-name="P34"><text:a xlink:type="simple" xlink:href="#__RefHeading___Toc703_318592874" text:style-name="Index_20_Link" text:visited-style-name="Index_20_Link">4 Програмна реалізація<text:tab/>8</text:a></text:p>
          <text:p text:style-name="P33"><text:a xlink:type="simple" xlink:href="#__RefHeading___Toc879_1004602867" text:style-name="Index_20_Link" text:visited-style-name="Index_20_Link">4.1 Опис розробленої програми<text:tab/>8</text:a></text:p>
          <text:p text:style-name="P33"><text:a xlink:type="simple" xlink:href="#__RefHeading___Toc707_318592874" text:style-name="Index_20_Link" text:visited-style-name="Index_20_Link">4.2 Приклад роботи програми<text:tab/>9</text:a></text:p>
          <text:p text:style-name="P34"><text:a xlink:type="simple" xlink:href="#__RefHeading___Toc709_318592874" text:style-name="Index_20_Link" text:visited-style-name="Index_20_Link">5 Перевірка результатів<text:tab/>10</text:a></text:p>
          <text:p text:style-name="P34"><text:a xlink:type="simple" xlink:href="#__RefHeading___Toc116_1634716093" text:style-name="Index_20_Link" text:visited-style-name="Index_20_Link">висновКИ</text:a></text:p>
          <text:p text:style-name="P34"><text:a xlink:type="simple" xlink:href="#__RefHeading___Toc761_318592874" text:style-name="Index_20_Link" text:visited-style-name="Index_20_Link">Список літератури</text:a></text:p>
          <text:p text:style-name="P34"><text:a xlink:type="simple" xlink:href="#__RefHeading___Toc118_1634716093" text:style-name="Index_20_Link" text:visited-style-name="Index_20_Link">Додаток а. Лістинг програми</text:a></text:p>
          <text:p text:style-name="P34"><text:a xlink:type="simple" xlink:href="#__RefHeading___Toc883_1004602867" text:style-name="Index_20_Link" text:visited-style-name="Index_20_Link">Додаток б. Блок-схема</text:a></text:p>
        </text:index-body>
      </text:table-of-content>
      <text:p text:style-name="P6"/>
      <text:h text:style-name="P49" text:outline-level="1"><text:bookmark-start text:name="__RefHeading___Toc114_1634716093"/>Вступ<text:bookmark-end text:name="__RefHeading___Toc114_1634716093"/></text:h>
      <text:p text:style-name="P15">Метою даної лабораторної роботи є програмна реалізація методу <text:span text:style-name="T19">трапецій чисельного інтегрування функцій однієї змінних, а також різницевих схем обчислення похідних</text:span>.</text:p>
      <text:h text:style-name="P50" text:outline-level="1"><text:bookmark-start text:name="__RefHeading___Toc697_318592874"/><text:span text:style-name="T3">1 </text:span>Опис методу<text:bookmark-end text:name="__RefHeading___Toc697_318592874"/></text:h>
      <text:h text:style-name="P58" text:outline-level="2"><text:bookmark-start text:name="__RefHeading___Toc875_1004602867"/>1.1 Метод трапецій<text:bookmark-end text:name="__RefHeading___Toc875_1004602867"/></text:h>
      <text:p text:style-name="P20"><text:span text:style-name="T20">П</text:span>роміжок інтегрування <draw:frame draw:style-name="fr1" draw:name="Object1" text:anchor-type="as-char" svg:y="-0.439cm" svg:width="1.319cm" svg:height="0.561cm" draw:z-index="3"><draw:object xlink:href="./Object 1" xlink:type="simple" xlink:show="embed" xlink:actuate="onLoad"/><draw:image xlink:href="./ObjectReplacements/Object 1" xlink:type="simple" xlink:show="embed" xlink:actuate="onLoad"/></draw:frame> <text:span text:style-name="T20">розбивається</text:span> на <text:span text:style-name="T2">N </text:span>підінтегральних інтервалів <draw:frame draw:style-name="fr1" draw:name="Object2" text:anchor-type="as-char" svg:y="-0.439cm" svg:width="4.5cm" svg:height="0.619cm" draw:z-index="5"><draw:object xlink:href="./Object 2" xlink:type="simple" xlink:show="embed" xlink:actuate="onLoad"/><draw:image xlink:href="./ObjectReplacements/Object 2" xlink:type="simple" xlink:show="embed" xlink:actuate="onLoad"/></draw:frame> однакової довжини <text:s/><draw:frame draw:style-name="fr1" draw:name="Object3" text:anchor-type="as-char" svg:y="-0.45cm" svg:width="2.81cm" svg:height="0.589cm" draw:z-index="7"><draw:object xlink:href="./Object 3" xlink:type="simple" xlink:show="embed" xlink:actuate="onLoad"/><draw:image xlink:href="./ObjectReplacements/Object 3" xlink:type="simple" xlink:show="embed" xlink:actuate="onLoad"/></draw:frame>, а інтервали визначають відповідно <draw:frame draw:style-name="fr1" draw:name="Object4" text:anchor-type="as-char" svg:y="-0.45cm" svg:width="5.921cm" svg:height="0.63cm" draw:z-index="9"><draw:object xlink:href="./Object 4" xlink:type="simple" xlink:show="embed" xlink:actuate="onLoad"/><draw:image xlink:href="./ObjectReplacements/Object 4" xlink:type="simple" xlink:show="embed" xlink:actuate="onLoad"/></draw:frame>.</text:p>
      <text:p text:style-name="P21">Початковий інтеграл представляю у вигляді <text:span text:style-name="T20">суми інтегралів по відрізкам розбиття.</text:span></text:p>
      <text:p text:style-name="P21"><draw:frame draw:style-name="fr1" draw:name="Object5" text:anchor-type="as-char" svg:y="-0.854cm" svg:width="5.198cm" svg:height="1.379cm" draw:z-index="11"><draw:object xlink:href="./Object 5" xlink:type="simple" xlink:show="embed" xlink:actuate="onLoad"/><draw:image xlink:href="./ObjectReplacements/Object 5" xlink:type="simple" xlink:show="embed" xlink:actuate="onLoad"/></draw:frame> <text:span text:style-name="T20">(1.1.1)</text:span></text:p>
      <text:p text:style-name="P22">Кожен інтеграл <draw:frame draw:style-name="fr1" draw:name="Object6" text:anchor-type="as-char" svg:y="-0.854cm" svg:width="2.187cm" svg:height="1.379cm" draw:z-index="19"><draw:object xlink:href="./Object 6" xlink:type="simple" xlink:show="embed" xlink:actuate="onLoad"/><draw:image xlink:href="./ObjectReplacements/Object 6" xlink:type="simple" xlink:show="embed" xlink:actuate="onLoad"/></draw:frame> заміняють по квадратурній формулі.</text:p>
      <text:p text:style-name="P22"><draw:frame draw:style-name="fr1" draw:name="Object7" text:anchor-type="as-char" svg:y="-0.854cm" svg:width="10.038cm" svg:height="1.379cm" draw:z-index="21"><draw:object xlink:href="./Object 7" xlink:type="simple" xlink:show="embed" xlink:actuate="onLoad"/><draw:image xlink:href="./ObjectReplacements/Object 7" xlink:type="simple" xlink:show="embed" xlink:actuate="onLoad"/></draw:frame>(1.1.2)</text:p>
      <text:p text:style-name="P22">За наближене значення інтеграла приймають.</text:p>
      <text:p text:style-name="P22"><draw:frame draw:style-name="fr1" draw:name="Object9" text:anchor-type="as-char" svg:y="-0.78cm" svg:width="2.847cm" svg:height="1.235cm" draw:z-index="23"><draw:object xlink:href="./Object 9" xlink:type="simple" xlink:show="embed" xlink:actuate="onLoad"/><draw:image xlink:href="./ObjectReplacements/Object 9" xlink:type="simple" xlink:show="embed" xlink:actuate="onLoad"/></draw:frame>(1.1.3)</text:p>
      <text:p text:style-name="P23">Отримані таким чином квадратурні формули носять назву складених квадратурних формул.</text:p>
      <text:p text:style-name="P24">Застосовуючи на кожному інтервалі <draw:frame draw:style-name="fr1" draw:name="Object10" text:anchor-type="as-char" svg:y="-0.439cm" svg:width="4.5cm" svg:height="0.619cm" draw:z-index="25"><draw:object xlink:href="./Object 10" xlink:type="simple" xlink:show="embed" xlink:actuate="onLoad"/><draw:image xlink:href="./ObjectReplacements/Object 10" xlink:type="simple" xlink:show="embed" xlink:actuate="onLoad"/><svg:desc>formula</svg:desc></draw:frame> формулу трапецій отримаємо, що</text:p>
      <text:p text:style-name="P24"><draw:frame draw:style-name="fr1" draw:name="Object11" text:anchor-type="as-char" svg:y="-1.325cm" svg:width="7.433cm" svg:height="2.531cm" draw:z-index="30"><draw:object xlink:href="./Object 11" xlink:type="simple" xlink:show="embed" xlink:actuate="onLoad"/><draw:image xlink:href="./ObjectReplacements/Object 11" xlink:type="simple" xlink:show="embed" xlink:actuate="onLoad"/></draw:frame></text:p>
      <text:h text:style-name="P59" text:outline-level="2"><text:soft-page-break/></text:h>
      <text:h text:style-name="P60" text:outline-level="2"><text:bookmark-start text:name="__RefHeading___Toc877_1004602867"/><text:span text:style-name="T21">1.2 </text:span><text:span text:style-name="T16">Схем</text:span><text:span text:style-name="T17">а</text:span><text:span text:style-name="T16"> обчислення похідної</text:span><text:bookmark-end text:name="__RefHeading___Toc877_1004602867"/></text:h>
      <text:p text:style-name="P30">Однією з формул для наближеного обчислення похідної є формула(1.2.1).</text:p>
      <text:p text:style-name="P25"><text:span text:style-name="T15"><draw:frame draw:style-name="fr1" draw:name="Object12" text:anchor-type="as-char" svg:y="-0.803cm" svg:width="6.147cm" svg:height="1.238cm" draw:z-index="31"><draw:object xlink:href="./Object 12" xlink:type="simple" xlink:show="embed" xlink:actuate="onLoad"/><draw:image xlink:href="./ObjectReplacements/Object 12" xlink:type="simple" xlink:show="embed" xlink:actuate="onLoad"/></draw:frame></text:span><text:span text:style-name="T15">(1.2.1)</text:span></text:p>
      <text:p text:style-name="P26"/>
      <text:h text:style-name="P51" text:outline-level="1"><text:bookmark-start text:name="__RefHeading___Toc699_318592874"/>2 Порядок виконання роботи<text:bookmark-end text:name="__RefHeading___Toc699_318592874"/></text:h>
      <text:p text:style-name="P16">Виконання лабораторної роботи повинно проходити наступним чином:</text:p>
      <text:list xml:id="list5788307630139021097" text:style-name="L1">
        <text:list-item>
          <text:p text:style-name="P46">Ознайомитися з теоретичними відомостями про задачу, методи та засоби її розв’язку.</text:p>
        </text:list-item>
        <text:list-item>
          <text:p text:style-name="P46">Виконати розв’язок даної задачі.</text:p>
        </text:list-item>
        <text:list-item>
          <text:p text:style-name="P46">Створити блок-схему алгоритму рішення задачі.</text:p>
        </text:list-item>
        <text:list-item>
          <text:p text:style-name="P45"><text:span text:style-name="T12">Виконати перев</text:span><text:span text:style-name="T4">ірку та оцінити точність методу вирішення.</text:span></text:p>
        </text:list-item>
        <text:list-item>
          <text:p text:style-name="P46">Скласти звіт про виконання роботи.</text:p>
        </text:list-item>
      </text:list>
      <text:p text:style-name="P13"/>
      <text:h text:style-name="P52" text:outline-level="1"><text:bookmark-start text:name="__RefHeading___Toc701_318592874"/>3 варіант завдання<text:bookmark-end text:name="__RefHeading___Toc701_318592874"/></text:h>
      <text:p text:style-name="P28"><text:span text:style-name="T5">Варіант (5, v</text:span><text:span text:style-name="T8">4</text:span><text:span text:style-name="T5">): </text:span><text:span text:style-name="T7">м</text:span><text:span text:style-name="T4">етодом </text:span><text:span text:style-name="T8">трапецій розрахувати інтеграл та розрахувати значення похідної в точці</text:span><text:span text:style-name="T4">.</text:span></text:p>
      <text:p text:style-name="P14"><text:span text:style-name="T4">Таблиця 3.1 </text:span><text:span text:style-name="T24">—</text:span><text:span text:style-name="T11"> Варіант завдання.</text:span></text:p>
      <table:table table:name="Варіант" table:style-name="Варіант">
        <table:table-column table:style-name="Варіант.A"/>
        <table:table-column table:style-name="Варіант.B"/>
        <table:table-column table:style-name="Варіант.C"/>
        <table:table-column table:style-name="Варіант.D"/>
        <table:table-column table:style-name="Варіант.A"/>
        <table:table-row>
          <table:table-cell table:style-name="Варіант.A1" office:value-type="string">
            <text:p text:style-name="P35">Підінтегральна функція</text:p>
          </table:table-cell>
          <table:table-cell table:style-name="Варіант.A1" office:value-type="string">
            <text:p text:style-name="P35">Інтервал інтегрування</text:p>
          </table:table-cell>
          <table:table-cell table:style-name="Варіант.A1" office:value-type="string">
            <text:p text:style-name="P35">Кількість частин розбиття</text:p>
          </table:table-cell>
          <table:table-cell table:style-name="Варіант.A1" office:value-type="string">
            <text:p text:style-name="P35">Крок</text:p>
          </table:table-cell>
          <table:table-cell table:style-name="Варіант.E1" office:value-type="string">
            <text:p text:style-name="P35">Первісна</text:p>
          </table:table-cell>
        </table:table-row>
        <table:table-row>
          <table:table-cell table:style-name="Варіант.A2" office:value-type="string">
            <text:p text:style-name="P37"><draw:frame draw:style-name="fr1" draw:name="Object8" text:anchor-type="as-char" svg:y="-0.51cm" svg:width="0.813cm" svg:height="0.616cm" draw:z-index="16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Варіант.A2" office:value-type="string">
            <text:p text:style-name="P36">[0;1]</text:p>
          </table:table-cell>
          <table:table-cell table:style-name="Варіант.A2" office:value-type="string">
            <text:p text:style-name="P36">50</text:p>
          </table:table-cell>
          <table:table-cell table:style-name="Варіант.A2" office:value-type="string">
            <text:p text:style-name="P36">0,02</text:p>
          </table:table-cell>
          <table:table-cell table:style-name="Варіант.E2" office:value-type="string">
            <text:p text:style-name="P37"><draw:frame draw:style-name="fr1" draw:name="Object13" text:anchor-type="as-char" svg:y="-0.767cm" svg:width="1.647cm" svg:height="1.268cm" draw:z-index="0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</table:table>
      <text:p text:style-name="P17"/>
      <text:h text:style-name="P53" text:outline-level="1"><text:bookmark-start text:name="__RefHeading___Toc703_318592874"/>4 Програмна реалізація<text:bookmark-end text:name="__RefHeading___Toc703_318592874"/></text:h>
      <text:h text:style-name="P61" text:outline-level="2"><text:bookmark-start text:name="__RefHeading___Toc879_1004602867"/>4.<text:span text:style-name="T25">1</text:span> Опис розробленої програми<text:bookmark-end text:name="__RefHeading___Toc879_1004602867"/></text:h>
      <text:p text:style-name="P18">Для виконання поставленої задачі було розроблено програму на мові програмування C++(див. додаток А), яка реалізує метод <text:span text:style-name="T22">трапецій</text:span> для <text:span text:style-name="T22">обчислення інтегралів та центральну різницеву схему обчислення похідних</text:span>.</text:p>
      <text:p text:style-name="Text_20_body"><text:span text:style-name="T4">Програма зчитує вхідні дані </text:span><text:span text:style-name="T9">як параметри командного рядка запуску програми</text:span><text:span text:style-name="T6">.</text:span></text:p>
      <text:p text:style-name="Text_20_body"><text:bookmark-start text:name="__RefHeading___Toc881_1004602867"/>Обчислення інтегралу чи похідної, як режим роботи програми вказується користувачем за допомогою опцій командного рядка.<text:bookmark-end text:name="__RefHeading___Toc881_1004602867"/></text:p>
      <text:p text:style-name="P16">Блок схема алгоритму роботи програми(див. додаток Б).</text:p>
      <text:p text:style-name="P27"><text:span text:style-name="T4">Оскільки відомі функція та її первісна, то програма також обчислює та виводить значення інтегралу та похідної отриман</text:span><text:span text:style-name="T10">их</text:span><text:span text:style-name="T4"> аналітично.</text:span></text:p>
      <text:h text:style-name="P62" text:outline-level="2"><text:bookmark-start text:name="__RefHeading___Toc707_318592874"/>4.2 Приклад роботи програми<text:bookmark-end text:name="__RefHeading___Toc707_318592874"/></text:h>
      <text:p text:style-name="P40">mosk@lenovo:~/Labs/eom/lab2$ ./lab2 --help</text:p>
      <text:p text:style-name="P40">Calculate integral of y = 2 ^ (3x) in interval [l; r]</text:p>
      <text:p text:style-name="P38"/>
      <text:p text:style-name="P40">Calculate derivative of Y = (2 ^ (3x)) / (2ln(3)) in point x</text:p>
      <text:p text:style-name="P38"/>
      <text:p text:style-name="P40">Usage: lab2 -i -l 0 -r 1 -s 0.02</text:p>
      <text:p text:style-name="P40">Usage: lab2 -d -x 0.5 -s 0.02</text:p>
      <text:p text:style-name="P40">Options:</text:p>
      <text:p text:style-name="P40"><text:s/>--integral, -i <text:s text:c="4"/>perform integration</text:p>
      <text:p text:style-name="P40"><text:s/>--left, -l number <text:s/>set left integration border</text:p>
      <text:p text:style-name="P40"><text:s/>--right, -r number set right integration border</text:p>
      <text:p text:style-name="P40"><text:s/>--step, -s number <text:s/>set integration step</text:p>
      <text:p text:style-name="P38"/>
      <text:p text:style-name="P40"><text:s/>--derivative -d <text:s text:c="3"/>perform differentiation</text:p>
      <text:p text:style-name="P40"><text:s/>--step, -s number <text:s/>derivative scheme step </text:p>
      <text:p text:style-name="P40"><text:s/>--point -x number <text:s/>set point</text:p>
      <text:p text:style-name="P38"/>
      <text:p text:style-name="P40"><text:s/>--help, -h <text:s text:c="8"/>print this help</text:p>
      <text:p text:style-name="P39"/>
      <text:p text:style-name="P39">mosk@lenovo:~/Labs/eom/lab2$ ./lab2 -i -l 0 -r 1 -s 0.02</text:p>
      <text:p text:style-name="P39">Integral computation</text:p>
      <text:p text:style-name="P39">Trapezoidal rule: <text:s text:c="6"/>3.21003</text:p>
      <text:p text:style-name="P39">Newton-Leupzig formula: 3.36629</text:p>
      <text:p text:style-name="P39"/>
      <text:p text:style-name="P39">mosk@lenovo:~/Labs/eom/lab2$ ./lab2 -i -l 0 -r 1 -s 0.001</text:p>
      <text:p text:style-name="P39">Integral computation</text:p>
      <text:p text:style-name="P39">Trapezoidal rule: <text:s text:c="6"/>3.3583</text:p>
      <text:p text:style-name="P39">Newton-Leupzig formula: 3.36629</text:p>
      <text:p text:style-name="P39"/>
      <text:p text:style-name="P39">mosk@lenovo:~/Labs/eom/lab2$ ./lab2 -d -x 0.5 -s 0.02</text:p>
      <text:p text:style-name="P39">Derivative computation</text:p>
      <text:p text:style-name="P39">Central derivative scheme: <text:s text:c="2"/>2.82863</text:p>
      <text:p text:style-name="P39">Analytical derivative value: 2.82843</text:p>
      <text:p text:style-name="P39"/>
      <text:p text:style-name="P39">mosk@lenovo:~/Labs/eom/lab2$ ./lab2 -d -x 0.5 -s 0.001</text:p>
      <text:p text:style-name="P39">Derivative computation</text:p>
      <text:p text:style-name="P39">Central derivative scheme: <text:s text:c="2"/>2.82843</text:p>
      <text:p text:style-name="P39">Analytical derivative value: 2.82843</text:p>
      <text:p text:style-name="P39"/>
      <text:h text:style-name="P54" text:outline-level="1"><text:bookmark-start text:name="__RefHeading___Toc709_318592874"/>5 Перевірка результатів<text:bookmark-end text:name="__RefHeading___Toc709_318592874"/></text:h>
      <text:p text:style-name="P47">Використовуючи математичний пакет MATLAB було виконано інтегрування та порівняно з результатами отриманими з використанням реалізованої програми.</text:p>
      <text:p text:style-name="P41">&gt;&gt; syms y(x)</text:p>
      <text:p text:style-name="P41"/>
      <text:p text:style-name="P41">&gt;&gt; Dy = diff(y, x)</text:p>
      <text:p text:style-name="P41"><text:s/></text:p>
      <text:p text:style-name="P41">Dy(x) =</text:p>
      <text:p text:style-name="P41"><text:s/></text:p>
      <text:p text:style-name="P41">D(y)(x)</text:p>
      <text:p text:style-name="P41"><text:s/></text:p>
      <text:p text:style-name="P41">&gt;&gt; dsolve(diff(y, 2) + 4*y == cos(3*x), y(0)==0.8, Dy(0)==2)</text:p>
      <text:p text:style-name="P41"><text:s/></text:p>
      <text:p text:style-name="P41">ans =</text:p>
      <text:p text:style-name="P41"><text:s/></text:p>
      <text:p text:style-name="P41">(6*cos(2*x))/5 + sin(2*x) + sin(2*x)*(sin(5*x)/20 + sin(x)/4) - (2*cos(2*x)*(10*tan(x/2)^2 - 20*tan(x/2)^4 + 30*tan(x/2)^6 - 5*tan(x/2)^8 + 1))/(5*(tan(x/2)^2 + 1)^5)</text:p>
      <text:p text:style-name="P41"><text:s/></text:p>
      <text:p text:style-name="P41">&gt;&gt; </text:p>
      <text:p text:style-name="P31"/>
      <text:h text:style-name="P57" text:outline-level="1"><text:bookmark-start text:name="__RefHeading___Toc116_1634716093"/>виснов<text:span text:style-name="T18">КИ</text:span><text:bookmark-end text:name="__RefHeading___Toc116_1634716093"/></text:h>
      <text:p text:style-name="P19">У цій лабораторній роботі було розглянуто метод <text:span text:style-name="T23">трапецій інтегрування функцій однієї змінної та різницеві схеми обчислення похідних. </text:span><text:s/><text:span text:style-name="T23">На мові програмування С++ було розроблено програму, що реалізує дані методи. Результати отримані за допомогою розробленої програми було порівняно з результатами отриманими з використанням математичного пакету MATLAB.</text:span></text:p>
      <text:h text:style-name="P55" text:outline-level="1"><text:bookmark-start text:name="__RefHeading___Toc761_318592874"/>Список літератури<text:bookmark-end text:name="__RefHeading___Toc761_318592874"/></text:h>
      <text:list xml:id="list6845306832957528019" text:style-name="L2">
        <text:list-item>
          <text:p text:style-name="P48">Мацокин А. М., Сорокин С. Б. Численные методы: Курс лекций/ Новосиб. гос. ун-т. Новосибирск, 2006: Ч.1: Численный анализ. 132 с.</text:p>
        </text:list-item>
      </text:list>
      <text:h text:style-name="P49" text:outline-level="1"><text:bookmark-start text:name="__RefHeading___Toc118_1634716093"/>Додаток а. Лістинг програми<text:bookmark-end text:name="__RefHeading___Toc118_1634716093"/></text:h>
      <text:p text:style-name="P42">#include &lt;iostream&gt;</text:p>
      <text:p text:style-name="P42">#include &lt;getopt.h&gt;</text:p>
      <text:p text:style-name="P42">#include &lt;cmath&gt;</text:p>
      <text:p text:style-name="P42"/>
      <text:p text:style-name="P42">using namespace std;</text:p>
      <text:p text:style-name="P42"/>
      <text:p text:style-name="P42">double f(double x)</text:p>
      <text:p text:style-name="P42">{</text:p>
      <text:p text:style-name="P42"><text:s text:c="4"/>return std::pow(2, 3*x);</text:p>
      <text:p text:style-name="P42">}</text:p>
      <text:p text:style-name="P42"/>
      <text:p text:style-name="P42">double F(double x)</text:p>
      <text:p text:style-name="P42">{</text:p>
      <text:p text:style-name="P42"><text:s text:c="4"/>return std::pow(2, 3*x) / (3*std::log(2));</text:p>
      <text:p text:style-name="P42">}</text:p>
      <text:p text:style-name="P42"/>
      <text:p text:style-name="P42">void print_usage()</text:p>
      <text:p text:style-name="P42">{</text:p>
      <text:p text:style-name="P42"><text:s text:c="4"/>cout </text:p>
      <text:p text:style-name="P42"><text:s text:c="8"/>&lt;&lt; "Calculate integral of y = 2 ^ (3x) in interval [l; r]" &lt;&lt; endl &lt;&lt; endl</text:p>
      <text:p text:style-name="P42"><text:s text:c="8"/>&lt;&lt; "Calculate derivative of Y = (2 ^ (3x)) / (2ln(3)) in point x" &lt;&lt; endl &lt;&lt; endl</text:p>
      <text:p text:style-name="P42"><text:s text:c="8"/>&lt;&lt; "Usage: lab2 -i -l 0 -r 1 -s 0.02" &lt;&lt; endl</text:p>
      <text:p text:style-name="P42"><text:s text:c="8"/>&lt;&lt; "Usage: lab2 -d -x 0.5 -s 0.02" &lt;&lt; endl</text:p>
      <text:p text:style-name="P42"><text:s text:c="8"/>&lt;&lt; "Options:" &lt;&lt; endl</text:p>
      <text:p text:style-name="P42"><text:s text:c="8"/>&lt;&lt; " --integral, -i <text:s text:c="4"/>perform integration" &lt;&lt; endl</text:p>
      <text:p text:style-name="P42"><text:s text:c="8"/>&lt;&lt; " --left, -l number <text:s/>set left integration border" &lt;&lt; endl</text:p>
      <text:p text:style-name="P42"><text:s text:c="8"/>&lt;&lt; " --right, -r number set right integration border" &lt;&lt; endl</text:p>
      <text:p text:style-name="P42"><text:s text:c="8"/>&lt;&lt; " --step, -s number <text:s/>set integration step" &lt;&lt; endl</text:p>
      <text:p text:style-name="P42"><text:s text:c="8"/>&lt;&lt; endl</text:p>
      <text:p text:style-name="P42"><text:s text:c="8"/>&lt;&lt; " --derivative -d <text:s text:c="3"/>perform differentiation" &lt;&lt; endl</text:p>
      <text:p text:style-name="P42"><text:s text:c="8"/>&lt;&lt; " --step, -s number <text:s/>derivative scheme step " &lt;&lt; endl</text:p>
      <text:p text:style-name="P42"><text:s text:c="8"/>&lt;&lt; " --point -x number <text:s/>set point" &lt;&lt; endl</text:p>
      <text:p text:style-name="P42"><text:s text:c="8"/>&lt;&lt; endl</text:p>
      <text:p text:style-name="P42"><text:s text:c="8"/>&lt;&lt; " --help, -h <text:s text:c="8"/>print this help" &lt;&lt; endl</text:p>
      <text:p text:style-name="P42"><text:s text:c="8"/>&lt;&lt; endl;</text:p>
      <text:p text:style-name="P42">}</text:p>
      <text:p text:style-name="P42"/>
      <text:p text:style-name="P42">int main(int argc, char **argv)</text:p>
      <text:p text:style-name="P42">{</text:p>
      <text:p text:style-name="P42"><text:s text:c="4"/>double left = 0.;</text:p>
      <text:p text:style-name="P42"><text:s text:c="4"/>double right = 0.;</text:p>
      <text:p text:style-name="P42"><text:s text:c="4"/>double step = 0.1;</text:p>
      <text:p text:style-name="P42"><text:s text:c="4"/>double x = 0.;</text:p>
      <text:p text:style-name="P42"/>
      <text:p text:style-name="P42"><text:s text:c="4"/>bool find_integral = false;</text:p>
      <text:p text:style-name="P42"><text:s text:c="4"/>bool find_derivative = false;</text:p>
      <text:p text:style-name="P42"/>
      <text:p text:style-name="P42"><text:s text:c="4"/>struct option options[] = {</text:p>
      <text:p text:style-name="P42"><text:s text:c="8"/>{"left", required_argument, NULL, 'l'},</text:p>
      <text:p text:style-name="P42"><text:s text:c="8"/>{"right", required_argument, NULL, 'r'},</text:p>
      <text:p text:style-name="P42"><text:s text:c="8"/>{"step", required_argument, NULL, 's'},</text:p>
      <text:p text:style-name="P42"><text:s text:c="8"/>{"integral", no_argument, NULL, 'i'},</text:p>
      <text:p text:style-name="P42"><text:s text:c="8"/>{"derivative", no_argument, NULL, 'd'},</text:p>
      <text:p text:style-name="P42"><text:s text:c="8"/>{"point", required_argument, NULL, 'x'},</text:p>
      <text:p text:style-name="P42"><text:s text:c="8"/>{"help", no_argument, NULL, 'h'},</text:p>
      <text:p text:style-name="P42"><text:s text:c="8"/>{0,0,0,0}</text:p>
      <text:p text:style-name="P42"><text:s text:c="4"/>};</text:p>
      <text:p text:style-name="P42"/>
      <text:p text:style-name="P42"><text:s text:c="4"/>int opt;</text:p>
      <text:p text:style-name="P42"><text:s text:c="4"/>while ( (opt = getopt_long(argc, argv, "l:r:s:hidx:", options, NULL)) != -1 )</text:p>
      <text:p text:style-name="P42"><text:s text:c="4"/>{</text:p>
      <text:p text:style-name="P42"><text:s text:c="8"/>if (opt == 'l')</text:p>
      <text:p text:style-name="P42"><text:s text:c="12"/>left = std::atof(optarg);</text:p>
      <text:p text:style-name="P42"><text:s text:c="8"/>else if (opt == 'r')</text:p>
      <text:p text:style-name="P42"><text:s text:c="12"/>right = std::atof(optarg);</text:p>
      <text:p text:style-name="P42"><text:s text:c="8"/>else if (opt == 's')</text:p>
      <text:p text:style-name="P42"><text:s text:c="12"/>step = std::atof(optarg);</text:p>
      <text:p text:style-name="P42"><text:s text:c="8"/>else if (opt == 'i')</text:p>
      <text:p text:style-name="P42"><text:s text:c="12"/>find_integral = true;</text:p>
      <text:p text:style-name="P42"><text:s text:c="8"/>else if (opt == 'd')</text:p>
      <text:p text:style-name="P42"><text:s text:c="12"/>find_derivative = true;</text:p>
      <text:p text:style-name="P42"><text:soft-page-break/><text:s text:c="8"/>else if (opt == 'x')</text:p>
      <text:p text:style-name="P42"><text:s text:c="12"/>x = std::atof(optarg);</text:p>
      <text:p text:style-name="P42"><text:s text:c="8"/>else </text:p>
      <text:p text:style-name="P42"><text:s text:c="8"/>{</text:p>
      <text:p text:style-name="P42"><text:s text:c="12"/>print_usage();</text:p>
      <text:p text:style-name="P42"><text:s text:c="12"/>return 0;</text:p>
      <text:p text:style-name="P42"><text:s text:c="8"/>}</text:p>
      <text:p text:style-name="P42"><text:s text:c="4"/>}</text:p>
      <text:p text:style-name="P42"/>
      <text:p text:style-name="P42"><text:s text:c="4"/>if (find_integral)</text:p>
      <text:p text:style-name="P42"><text:s text:c="4"/>{</text:p>
      <text:p text:style-name="P42"><text:s text:c="8"/>double integral = 0.;</text:p>
      <text:p text:style-name="P42"><text:s text:c="8"/>for (double i = left + step; i &lt;= right; i+=step)</text:p>
      <text:p text:style-name="P42"><text:s text:c="8"/>{</text:p>
      <text:p text:style-name="P42"><text:s text:c="12"/>integral += step * (f(i - step) + f(i)) / 2.;</text:p>
      <text:p text:style-name="P42"><text:s text:c="8"/>}</text:p>
      <text:p text:style-name="P42"><text:s text:c="8"/>std::cout &lt;&lt; "Integral computation" &lt;&lt; std::endl;</text:p>
      <text:p text:style-name="P42"><text:s text:c="8"/>std::cout &lt;&lt; "Trapezoidal rule: <text:s text:c="6"/>" &lt;&lt; integral &lt;&lt; std::endl;</text:p>
      <text:p text:style-name="P42"><text:s text:c="8"/>std::cout &lt;&lt; "Newton-Leupzig formula: " &lt;&lt; F(right) - F(left) &lt;&lt; std::endl;</text:p>
      <text:p text:style-name="P42"><text:s text:c="8"/>std::cout &lt;&lt; std::endl;</text:p>
      <text:p text:style-name="P42"><text:s text:c="4"/>}</text:p>
      <text:p text:style-name="P42"/>
      <text:p text:style-name="P42"><text:s text:c="4"/>if (find_derivative)</text:p>
      <text:p text:style-name="P42"><text:s text:c="4"/>{</text:p>
      <text:p text:style-name="P42"><text:s text:c="8"/>double derivative = (F(x + step/2.) - F(x - step/2.))/step;</text:p>
      <text:p text:style-name="P42"><text:s text:c="8"/>std::cout &lt;&lt; "Derivative computation" &lt;&lt; std::endl;</text:p>
      <text:p text:style-name="P42"><text:s text:c="8"/>std::cout &lt;&lt; "Central derivative scheme: <text:s text:c="2"/>" &lt;&lt; derivative &lt;&lt; endl;</text:p>
      <text:p text:style-name="P42"><text:s text:c="8"/>std::cout &lt;&lt; "Analytical derivative value: " &lt;&lt; f(x) &lt;&lt; endl;</text:p>
      <text:p text:style-name="P42"><text:s text:c="8"/>std::cout &lt;&lt; std::endl;</text:p>
      <text:p text:style-name="P42"><text:s text:c="4"/>}</text:p>
      <text:p text:style-name="P42"><text:s text:c="4"/>return 0;</text:p>
      <text:p text:style-name="P42">}</text:p>
      <text:h text:style-name="P56" text:outline-level="1"><text:bookmark-start text:name="__RefHeading___Toc883_1004602867"/>Додаток б. Блок-схема<text:bookmark-end text:name="__RefHeading___Toc883_1004602867"/></text:h>
      <text:p text:style-name="P29"><draw:custom-shape text:anchor-type="paragraph" draw:z-index="1" draw:style-name="gr1" draw:text-style-name="P65" svg:width="3.798cm" svg:height="1.184cm" svg:x="6.664cm" svg:y="1.969cm"><text:p text:style-name="P63"><text:span text:style-name="T13">Введення вхідних даних</text:span>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custom-shape text:anchor-type="paragraph" draw:z-index="2" draw:style-name="gr2" draw:text-style-name="P66" svg:width="3.581cm" svg:height="1.401cm" svg:x="6.757cm" svg:y="3.836cm"><text:p text:style-name="P64"><text:span text:style-name="T26">Знайти інтеграл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4" draw:style-name="gr2" draw:text-style-name="P66" svg:width="3.581cm" svg:height="1.401cm" svg:x="6.757cm" svg:y="8.257cm"><text:p text:style-name="P64"><text:span text:style-name="T14">Знайти похідну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6" draw:style-name="gr3" draw:text-style-name="P66" svg:width="3.673cm" svg:height="1.184cm" svg:x="6.727cm" svg:y="10.248cm"><text:p text:style-name="P64"><text:span text:style-name="T27">Центральна різницева схема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" draw:style-name="gr4" draw:text-style-name="P66" svg:width="3.52cm" svg:height="1.775cm" svg:x="6.851cm" svg:y="12.771cm"><text:p text:style-name="P64"><text:span text:style-name="T27">Виведення результатів</text:span></text:p><draw:enhanced-geometry svg:viewBox="0 0 21600 21600" draw:glue-points="10800 0 0 10800 10800 21600 21600 10800" draw:text-areas="3600 0 17800 21600" draw:type="flowchart-display" draw:enhanced-path="M 3600 0 L 17800 0 X 21600 10800 17800 21600 L 3600 21600 0 10800 Z N"/></draw:custom-shape><draw:line text:anchor-type="paragraph" draw:z-index="10" draw:style-name="gr5" draw:text-style-name="P67" svg:x1="8.532cm" svg:y1="3.836cm" svg:x2="8.532cm" svg:y2="3.152cm"><text:p/></draw:line><draw:line text:anchor-type="paragraph" draw:z-index="12" draw:style-name="gr6" draw:text-style-name="P68" svg:x1="6.758cm" svg:y1="4.526cm" svg:x2="5.17cm" svg:y2="4.526cm"><text:p/></draw:line><draw:line text:anchor-type="paragraph" draw:z-index="13" draw:style-name="gr6" draw:text-style-name="P68" svg:x1="8.532cm" svg:y1="8.256cm" svg:x2="8.532cm" svg:y2="7.355cm"><text:p/></draw:line><draw:line text:anchor-type="paragraph" draw:z-index="14" draw:style-name="gr6" draw:text-style-name="P68" svg:x1="8.558cm" svg:y1="5.237cm" svg:x2="8.57cm" svg:y2="6.172cm"><text:p/></draw:line><draw:line text:anchor-type="paragraph" draw:z-index="15" draw:style-name="gr6" draw:text-style-name="P68" svg:x1="5.17cm" svg:y1="4.526cm" svg:x2="5.17cm" svg:y2="7.765cm"><text:p/></draw:line><draw:line text:anchor-type="paragraph" draw:z-index="17" draw:style-name="gr6" draw:text-style-name="P68" svg:x1="5.17cm" svg:y1="7.765cm" svg:x2="8.532cm" svg:y2="7.765cm"><text:p/></draw:line><draw:line text:anchor-type="paragraph" draw:z-index="18" draw:style-name="gr6" draw:text-style-name="P68" svg:x1="8.546cm" svg:y1="9.657cm" svg:x2="8.546cm" svg:y2="10.248cm"><text:p/></draw:line><draw:line text:anchor-type="paragraph" draw:z-index="20" draw:style-name="gr6" draw:text-style-name="P68" svg:x1="6.758cm" svg:y1="8.975cm" svg:x2="5.186cm" svg:y2="8.975cm"><text:p/></draw:line><draw:line text:anchor-type="paragraph" draw:z-index="22" draw:style-name="gr6" draw:text-style-name="P68" svg:x1="5.186cm" svg:y1="8.975cm" svg:x2="5.186cm" svg:y2="12.09cm"><text:p/></draw:line><draw:line text:anchor-type="paragraph" draw:z-index="24" draw:style-name="gr6" draw:text-style-name="P68" svg:x1="8.52cm" svg:y1="11.432cm" svg:x2="8.52cm" svg:y2="12.771cm"><text:p/></draw:line><draw:line text:anchor-type="paragraph" draw:z-index="26" draw:style-name="gr6" draw:text-style-name="P68" svg:x1="5.186cm" svg:y1="12.09cm" svg:x2="8.52cm" svg:y2="12.09cm"><text:p/></draw:line><draw:custom-shape text:anchor-type="paragraph" draw:z-index="27" draw:style-name="gr7" draw:text-style-name="P66" svg:width="3.673cm" svg:height="1.184cm" svg:x="6.662cm" svg:y="6.172cm"><text:p text:style-name="P64"><text:span text:style-name="T27">Метод трапецій</text:span></text:p><draw:enhanced-geometry svg:viewBox="0 0 21600 21600" draw:glue-points="10800 0 0 10800 10800 21600 21600 10800" draw:type="flowchart-process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2" svg:font-family="'Times New Roman'" style:font-family-generic="roman"/>
    <style:font-face style:name="FreeSans1" svg:font-family="FreeSans" style:font-family-generic="swiss"/>
    <style:font-face style:name="Courier" svg:font-family="Courier" style:font-adornments="Regula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3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graphic-properties draw:fill-image-width="0cm" draw:fill-image-height="0cm"/>
      <style:paragraph-properties fo:margin-left="0cm" fo:margin-right="0cm" fo:margin-top="0cm" fo:margin-bottom="0.247cm" loext:contextual-spacing="false" fo:line-height="150%" fo:text-align="justify" style:justify-single-word="false" fo:text-indent="1.251cm" style:auto-text-indent="false" style:page-number="auto" style:shadow="none">
        <style:tab-stops/>
      </style:paragraph-properties>
      <style:text-properties style:font-name="Times New Roman" fo:font-family="'Times New Roman'" style:font-style-name="Regular" style:font-family-generic="roman" style:font-pitch="variable" fo:font-size="14pt" fo:language="uk" fo:country="UA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auto-update="true" style:class="index" style:master-page-name="">
      <style:graphic-properties draw:fill-image-width="0cm" draw:fill-image-height="0cm"/>
      <style:paragraph-properties style:page-number="auto" style:shadow="none" text:number-lines="false" text:line-number="0">
        <style:tab-stops/>
      </style:paragraph-properties>
      <style:text-properties fo:text-transform="uppercase" style:font-name="Times New Roman" fo:font-family="'Times New Roman'" style:font-style-name="Regular" style:font-family-generic="roman" style:font-pitch="variable" fo:font-size="14pt"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graphic-properties draw:fill-image-width="0cm" draw:fill-image-height="0cm"/>
      <style:paragraph-properties fo:margin-left="0cm" fo:margin-right="0cm" fo:margin-top="0.423cm" fo:margin-bottom="0.212cm" loext:contextual-spacing="false" fo:line-height="150%" fo:text-align="center" style:justify-single-word="false" fo:text-indent="0cm" style:auto-text-indent="false" style:page-number="auto" style:shadow="none">
        <style:tab-stops/>
      </style:paragraph-properties>
      <style:text-properties fo:text-transform="uppercase" style:font-name="Times New Roman" fo:font-family="'Times New Roman'" style:font-style-name="Regular" style:font-family-generic="roman" style:font-pitch="variable" fo:font-size="14pt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graphic-properties draw:fill-image-width="0cm" draw:fill-image-height="0cm"/>
      <style:paragraph-properties fo:margin-left="0cm" fo:margin-right="0cm" fo:margin-top="0.353cm" fo:margin-bottom="0.212cm" loext:contextual-spacing="false" fo:line-height="150%" fo:text-align="justify" style:justify-single-word="false" fo:text-indent="1.251cm" style:auto-text-indent="false" style:page-number="auto" style:shadow="none">
        <style:tab-stops/>
      </style:paragraph-properties>
      <style:text-properties style:font-name="Times New Roman" fo:font-family="'Times New Roman'" style:font-style-name="Regular" style:font-family-generic="roman" style:font-pitch="variable" fo:font-size="14pt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auto-update="true" style:class="index" style:master-page-name="">
      <style:paragraph-properties fo:margin-left="0cm" fo:margin-right="0cm" fo:margin-top="0.42cm" fo:margin-bottom="0.499cm" loext:contextual-spacing="false" fo:line-height="150%" fo:text-align="center" style:justify-single-word="false" fo:text-indent="0cm" style:auto-text-indent="false" style:page-number="auto" style:shadow="none" text:number-lines="false" text:line-number="0"/>
      <style:text-properties fo:text-transform="uppercase" style:font-name="Times New Roman" fo:font-family="'Times New Roman'" style:font-style-name="Regular" style:font-family-generic="roman" style:font-pitch="variable" fo:font-size="14pt" fo:font-weight="normal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line-height="150%" fo:text-indent="0cm" style:auto-text-indent="false" style:page-number="auto">
        <style:tab-stops>
          <style:tab-stop style:position="15.501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Code" style:family="paragraph" style:parent-style-name="Text_20_body" style:master-page-name="">
      <style:paragraph-properties fo:margin-left="0cm" fo:margin-right="0cm" fo:margin-top="0cm" fo:margin-bottom="0.25cm" loext:contextual-spacing="true" fo:line-height="100%" fo:text-align="start" style:justify-single-word="false" fo:text-indent="0cm" style:auto-text-indent="false" style:page-number="auto">
        <style:tab-stops/>
      </style:paragraph-properties>
      <style:text-properties style:font-name="Courier" fo:font-family="Courier" style:font-style-name="Regular" style:font-family-generic="modern" style:font-pitch="fixed" fo:font-size="10pt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 style:auto-update="true">
      <style:graphic-properties text:anchor-type="as-char" svg:y="0cm" fo:margin-left="0cm" fo:margin-right="0cm" style:wrap="parallel" style:number-wrapped-paragraphs="no-limit" style:wrap-contour="false" style:vertical-pos="from-top" draw:fill-image-width="0cm" draw:fill-image-height="0cm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shadow="none" style:writing-mode="lr-tb" style:footnote-max-height="0cm">
        <style:columns fo:column-count="1" fo:column-gap="0cm"/>
        <style:footnote-sep style:width="0.018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0</text:page-number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3T22:22:38.049212588</meta:creation-date>
    <dc:date>2015-09-27T14:28:00.657839426</dc:date>
    <meta:editing-duration>PT10H14M25S</meta:editing-duration>
    <meta:editing-cycles>69</meta:editing-cycles>
    <meta:generator>LibreOffice/4.4.2.2$Linux_x86 LibreOffice_project/c4c7d32d0d49397cad38d62472b0bc8acff48dd6</meta:generator>
    <meta:document-statistic meta:table-count="1" meta:image-count="0" meta:object-count="13" meta:page-count="15" meta:paragraph-count="225" meta:word-count="1098" meta:character-count="7830" meta:non-whitespace-character-count="6318"/>
  </office:meta>
</office:document-meta>
</file>

<file path=Object 1/content.xml><?xml version="1.0" encoding="utf-8"?>
<math xmlns="http://www.w3.org/1998/Math/MathML" display="block">
  <semantics>
    <mrow>
      <mo fence="true" stretchy="false">[</mo>
      <mrow>
        <mrow>
          <mi>a</mi>
          <mi>,</mi>
          <mi>b</mi>
        </mrow>
      </mrow>
      <mo fence="true" stretchy="false">]</mo>
    </mrow>
    <annotation encoding="StarMath 5.0">[ a, b ]</annotation>
  </semantics>
</math>
</file>

<file path=Object 10/content.xml><?xml version="1.0" encoding="utf-8"?>
<math xmlns="http://www.w3.org/1998/Math/MathML" display="block">
  <semantics>
    <mrow>
      <mrow>
        <mo fence="true" stretchy="false">[</mo>
        <mrow>
          <mrow>
            <msub>
              <mi>a</mi>
              <mi>k</mi>
            </msub>
            <mi>,</mi>
            <msub>
              <mi>b</mi>
              <mi>k</mi>
            </msub>
          </mrow>
        </mrow>
        <mo fence="true" stretchy="false">]</mo>
      </mrow>
      <mi>,</mi>
      <mrow>
        <mi>k</mi>
        <mo stretchy="false">=</mo>
        <mn>1,2,</mn>
      </mrow>
      <mo stretchy="false">…</mo>
      <mi>,</mi>
      <mi>N</mi>
    </mrow>
    <annotation encoding="StarMath 5.0">[a_k,b_k], k=1,2, dotslow,N 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i mathvariant="italic">If</mi>
              <mo stretchy="false">≈</mo>
              <msub>
                <mi>I</mi>
                <mi mathvariant="italic">hf</mi>
              </msub>
              <mo stretchy="false">=</mo>
              <mrow>
                <munderover>
                  <mo stretchy="false">∑</mo>
                  <mrow>
                    <mi>k</mi>
                    <mo stretchy="false">=</mo>
                    <mn>1</mn>
                  </mrow>
                  <mi>N</mi>
                </munderover>
                <mfrac>
                  <mrow>
                    <mi>f</mi>
                    <mrow>
                      <mrow>
                        <mo fence="true" stretchy="false">(</mo>
                        <mrow>
                          <msub>
                            <mi>a</mi>
                            <mi>k</mi>
                          </msub>
                        </mrow>
                        <mo fence="true" stretchy="false">)</mo>
                      </mrow>
                      <mo stretchy="false">+</mo>
                      <mi>f</mi>
                    </mrow>
                    <mrow>
                      <mo fence="true" stretchy="false">(</mo>
                      <mrow>
                        <msub>
                          <mi>b</mi>
                          <mi>k</mi>
                        </msub>
                      </mrow>
                      <mo fence="true" stretchy="false">)</mo>
                    </mrow>
                  </mrow>
                  <mn>2</mn>
                </mfrac>
              </mrow>
            </mrow>
            <mi>h</mi>
            <mi>,</mi>
          </mrow>
        </mtd>
      </mtr>
      <mtr>
        <mtd>
          <mrow>
            <mrow>
              <mo fence="true" stretchy="false">|</mo>
              <mrow>
                <mrow>
                  <mi mathvariant="italic">If</mi>
                  <mo stretchy="false">−</mo>
                  <msub>
                    <mi>I</mi>
                    <mi mathvariant="italic">hf</mi>
                  </msub>
                </mrow>
              </mrow>
              <mo fence="true" stretchy="false">|</mo>
            </mrow>
            <mo stretchy="false">⩽</mo>
            <mrow>
              <munderover>
                <mo stretchy="false">∑</mo>
                <mrow>
                  <mi>k</mi>
                  <mo stretchy="false">=</mo>
                  <mn>1</mn>
                </mrow>
                <mi>N</mi>
              </munderover>
              <mrow>
                <mfrac>
                  <msub>
                    <mi>M</mi>
                    <mrow>
                      <mn>2,</mn>
                      <mi>k</mi>
                    </mrow>
                  </msub>
                  <mn>12</mn>
                </mfrac>
                <msup>
                  <mi>h</mi>
                  <mn>3</mn>
                </msup>
              </mrow>
            </mrow>
            <mo stretchy="false">⩽</mo>
            <mrow>
              <mfrac>
                <mrow>
                  <msub>
                    <mi>M</mi>
                    <mn>2</mn>
                  </msub>
                  <mrow>
                    <mo fence="true" stretchy="false">(</mo>
                    <mrow>
                      <mrow>
                        <mi>b</mi>
                        <mo stretchy="false">−</mo>
                        <mi>a</mi>
                      </mrow>
                    </mrow>
                    <mo fence="true" stretchy="false">)</mo>
                  </mrow>
                </mrow>
                <mn>12</mn>
              </mfrac>
              <msup>
                <mi>h</mi>
                <mn>2</mn>
              </msup>
            </mrow>
          </mrow>
        </mtd>
      </mtr>
    </mtable>
    <annotation encoding="StarMath 5.0">If approx I_hf=sum from { k=1 } to N { { f(a_k) + f(b_k) } over {alignc 2} } h, newline
lline {If - I_hf} rline leslant { sum from {k=1} to N {{M_{2,k} over {alignc 12} h^3}}} leslant { {M_2(b-a)} over {alignc 12} h^2 } </annotation>
  </semantics>
</math>
</file>

<file path=Object 12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frac>
          <mrow>
            <mi>f</mi>
            <mrow>
              <mrow>
                <mo fence="true" stretchy="false">(</mo>
                <mrow>
                  <mrow>
                    <msub>
                      <mi>x</mi>
                      <mn>0</mn>
                    </msub>
                    <mo stretchy="false">+</mo>
                    <mi>h</mi>
                  </mrow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row>
                  <msub>
                    <mi>x</mi>
                    <mn>0</mn>
                  </msub>
                  <mo stretchy="false">−</mo>
                  <mi>h</mi>
                </mrow>
              </mrow>
              <mo fence="true" stretchy="false">)</mo>
            </mrow>
          </mrow>
          <mi>h</mi>
        </mfrac>
      </mrow>
    </mrow>
    <annotation encoding="StarMath 5.0">f'( x_0 ) = { f(x_0 +h ) - f( x_0 -h ) } over { alignc h }</annotation>
  </semantics>
</math>
</file>

<file path=Object 13/content.xml><?xml version="1.0" encoding="utf-8"?>
<math xmlns="http://www.w3.org/1998/Math/MathML" display="block">
  <semantics>
    <mfrac>
      <msup>
        <mn>2</mn>
        <mrow>
          <mn>3</mn>
          <mi>x</mi>
        </mrow>
      </msup>
      <mrow>
        <mn>3</mn>
        <mi>ln</mi>
        <mrow>
          <mo fence="true" stretchy="false">(</mo>
          <mrow>
            <mn>2</mn>
          </mrow>
          <mo fence="true" stretchy="false">)</mo>
        </mrow>
      </mrow>
    </mfrac>
    <annotation encoding="StarMath 5.0">{ alignc 2^{3x} } over { 3ln(2) }</annotation>
  </semantics>
</math>
</file>

<file path=Object 2/content.xml><?xml version="1.0" encoding="utf-8"?>
<math xmlns="http://www.w3.org/1998/Math/MathML" display="block">
  <semantics>
    <mrow>
      <mrow>
        <mo fence="true" stretchy="false">[</mo>
        <mrow>
          <mrow>
            <msub>
              <mi>a</mi>
              <mi>k</mi>
            </msub>
            <mi>,</mi>
            <msub>
              <mi>b</mi>
              <mi>k</mi>
            </msub>
          </mrow>
        </mrow>
        <mo fence="true" stretchy="false">]</mo>
      </mrow>
      <mi>,</mi>
      <mrow>
        <mi>k</mi>
        <mo stretchy="false">=</mo>
        <mn>1,2,</mn>
      </mrow>
      <mo stretchy="false">…</mo>
      <mi>,</mi>
      <mi>N</mi>
    </mrow>
    <annotation encoding="StarMath 5.0">[a_k,b_k], k=1,2, dotslow,N </annotation>
  </semantics>
</math>
</file>

<file path=Object 3/content.xml><?xml version="1.0" encoding="utf-8"?>
<math xmlns="http://www.w3.org/1998/Math/MathML" display="block">
  <semantics>
    <mrow>
      <mi>h</mi>
      <mo stretchy="false">=</mo>
      <mrow>
        <mrow>
          <mo fence="true" stretchy="false">(</mo>
          <mrow>
            <mrow>
              <mi>b</mi>
              <mo stretchy="false">−</mo>
              <mi>a</mi>
            </mrow>
          </mrow>
          <mo fence="true" stretchy="false">)</mo>
        </mrow>
        <mo stretchy="false">/</mo>
        <mi>N</mi>
      </mrow>
    </mrow>
    <annotation encoding="StarMath 5.0">h = ( b-a )/N</annotation>
  </semantics>
</math>
</file>

<file path=Object 4/content.xml><?xml version="1.0" encoding="utf-8"?>
<math xmlns="http://www.w3.org/1998/Math/MathML" display="block">
  <semantics>
    <mrow>
      <mrow>
        <mo fence="true" stretchy="false">[</mo>
        <mrow>
          <mrow>
            <msub>
              <mi>a</mi>
              <mi>k</mi>
            </msub>
            <mi>,</mi>
            <msub>
              <mi>b</mi>
              <mi>k</mi>
            </msub>
          </mrow>
        </mrow>
        <mo fence="true" stretchy="false">]</mo>
      </mrow>
      <mo stretchy="false">=</mo>
      <mrow>
        <mo fence="true" stretchy="false">[</mo>
        <mrow>
          <mrow>
            <mrow>
              <mi>a</mi>
              <mo stretchy="false">+</mo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</mrow>
            <mi>h</mi>
            <mi>,</mi>
            <mrow>
              <mi>a</mi>
              <mo stretchy="false">+</mo>
              <mi mathvariant="italic">kh</mi>
            </mrow>
          </mrow>
        </mrow>
        <mo fence="true" stretchy="false">]</mo>
      </mrow>
    </mrow>
    <annotation encoding="StarMath 5.0">[ a_k,b_k ]=[ a+(k-1)h,a+kh ]</annotation>
  </semantics>
</math>
</file>

<file path=Object 5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f</mi>
          <mrow>
            <mo fence="true" stretchy="false">(</mo>
            <mrow>
              <mi>x</mi>
            </mrow>
            <mo fence="true" stretchy="false">)</mo>
          </mrow>
          <mi mathvariant="italic">dx</mi>
        </mrow>
      </mrow>
      <mo stretchy="false">=</mo>
      <mrow>
        <munderover>
          <mo stretchy="false">∑</mo>
          <mrow>
            <mi>k</mi>
            <mo stretchy="false">=</mo>
            <mn>1</mn>
          </mrow>
          <mi>N</mi>
        </munderover>
        <mrow>
          <munderover>
            <mo stretchy="false">∫</mo>
            <msub>
              <mi>a</mi>
              <mi>k</mi>
            </msub>
            <msub>
              <mi>b</mi>
              <mi>k</mi>
            </msub>
          </munderover>
          <mrow>
            <mi>f</mi>
            <mrow>
              <mo fence="true" stretchy="false">(</mo>
              <mrow>
                <mi>x</mi>
              </mrow>
              <mo fence="true" stretchy="false">)</mo>
            </mrow>
            <mi mathvariant="italic">dx</mi>
          </mrow>
        </mrow>
      </mrow>
    </mrow>
    <annotation encoding="StarMath 5.0">int from{a} to{b} { f(x)dx} = sum from {k=1} to{N} { int from {a_k} to {b_k} {f(x)dx} }  </annotation>
  </semantics>
</math>
</file>

<file path=Object 6/content.xml><?xml version="1.0" encoding="utf-8"?>
<math xmlns="http://www.w3.org/1998/Math/MathML" display="block">
  <semantics>
    <mrow>
      <munderover>
        <mo stretchy="false">∫</mo>
        <msub>
          <mi>a</mi>
          <mi>k</mi>
        </msub>
        <msub>
          <mi>b</mi>
          <mi>k</mi>
        </msub>
      </munderover>
      <mrow>
        <mi>f</mi>
        <mrow>
          <mo fence="true" stretchy="false">(</mo>
          <mrow>
            <mi>x</mi>
          </mrow>
          <mo fence="true" stretchy="false">)</mo>
        </mrow>
        <mi mathvariant="italic">dx</mi>
      </mrow>
    </mrow>
    <annotation encoding="StarMath 5.0">int from {a_k} to {b_k} {f(x)dx}</annotation>
  </semantics>
</math>
</file>

<file path=Object 7/content.xml><?xml version="1.0" encoding="utf-8"?>
<math xmlns="http://www.w3.org/1998/Math/MathML" display="block">
  <semantics>
    <mrow>
      <mrow>
        <mrow>
          <munderover>
            <mo stretchy="false">∫</mo>
            <msub>
              <mi>a</mi>
              <mi>k</mi>
            </msub>
            <msub>
              <mi>b</mi>
              <mi>k</mi>
            </msub>
          </munderover>
          <mrow>
            <mi>f</mi>
            <mrow>
              <mo fence="true" stretchy="false">(</mo>
              <mrow>
                <mi>x</mi>
              </mrow>
              <mo fence="true" stretchy="false">)</mo>
            </mrow>
            <mi mathvariant="italic">dx</mi>
          </mrow>
        </mrow>
        <mo stretchy="false">→</mo>
        <msub>
          <mi>I</mi>
          <mrow>
            <mi>n</mi>
            <mi>,</mi>
            <mi>k</mi>
          </mrow>
        </msub>
        <mo stretchy="false">=</mo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sub>
              <mi>A</mi>
              <mrow>
                <mi>i</mi>
                <mi>,</mi>
                <mi>k</mi>
              </mrow>
            </msub>
            <mi>f</mi>
            <mrow>
              <mo fence="true" stretchy="false">(</mo>
              <mrow>
                <msub>
                  <mi>x</mi>
                  <mrow>
                    <mi>i</mi>
                    <mi>,</mi>
                    <mi>k</mi>
                  </mrow>
                </msub>
              </mrow>
              <mo fence="true" stretchy="false">)</mo>
            </mrow>
          </mrow>
        </mrow>
      </mrow>
      <mi>,</mi>
      <mspace width="6em"/>
      <mrow>
        <msub>
          <mi>x</mi>
          <mrow>
            <mi>i</mi>
            <mi>,</mi>
            <mi>k</mi>
          </mrow>
        </msub>
        <mo stretchy="false">∈</mo>
        <mrow>
          <mo fence="true" stretchy="false">[</mo>
          <mrow>
            <mrow>
              <msub>
                <mi>a</mi>
                <mi>k</mi>
              </msub>
              <mi>,</mi>
              <msub>
                <mi>b</mi>
                <mi>k</mi>
              </msub>
            </mrow>
          </mrow>
          <mo fence="true" stretchy="false">]</mo>
        </mrow>
      </mrow>
    </mrow>
    <annotation encoding="StarMath 5.0">int from {a_k} to {b_k} {f(x)dx} toward {I_{n,k}=sum from {i=0} to {n} {A_{i,k}f(x_{i,k})}}, ~~~x_{ i,k} in {[a_k, b_k]}   </annotation>
  </semantics>
</math>
</file>

<file path=Object 8/content.xml><?xml version="1.0" encoding="utf-8"?>
<math xmlns="http://www.w3.org/1998/Math/MathML" display="block">
  <semantics>
    <msup>
      <mn>2</mn>
      <mrow>
        <mn>3</mn>
        <mi>x</mi>
      </mrow>
    </msup>
    <annotation encoding="StarMath 5.0">2^{ 3x }</annotation>
  </semantics>
</math>
</file>

<file path=Object 9/content.xml><?xml version="1.0" encoding="utf-8"?>
<math xmlns="http://www.w3.org/1998/Math/MathML" display="block">
  <semantics>
    <mrow>
      <msub>
        <mi>I</mi>
        <mi>h</mi>
      </msub>
      <mrow>
        <mi>f</mi>
        <mo stretchy="false">=</mo>
        <mrow>
          <munderover>
            <mo stretchy="false">∑</mo>
            <mrow>
              <mi>k</mi>
              <mo stretchy="false">=</mo>
              <mn>1</mn>
            </mrow>
            <mi>N</mi>
          </munderover>
          <msub>
            <mi>I</mi>
            <mrow>
              <mi>n</mi>
              <mi>,</mi>
              <mi>k</mi>
            </mrow>
          </msub>
        </mrow>
      </mrow>
    </mrow>
    <annotation encoding="StarMath 5.0">I_{h}f = sum from { k=1 } to N I_{ n,k }</annotation>
  </semantics>
</math>
</file>